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1.058cm" draw:marker-start-width="1.787cm" draw:marker-end-width="1.787cm" draw:fill-color="#000000" draw:textarea-horizontal-align="justify" draw:textarea-vertical-align="middle" draw:auto-grow-height="false" fo:min-height="1.75cm" fo:min-width="7.5cm" loext:decorative="false"/>
    </style:style>
    <style:style style:name="gr2" style:family="graphic" style:parent-style-name="standard">
      <style:graphic-properties svg:stroke-width="0.529cm" svg:stroke-color="#ffffff" draw:marker-start-width="0.994cm" draw:marker-end-width="0.994cm" draw:fill-color="#000000" draw:textarea-horizontal-align="justify" draw:textarea-vertical-align="middle" draw:auto-grow-height="false" fo:min-height="3.64cm" fo:min-width="4.45cm" fo:padding-top="0.39cm" fo:padding-bottom="0.39cm" fo:padding-left="0.515cm" fo:padding-right="0.515cm" loext:decorative="false"/>
    </style:style>
    <style:style style:name="P1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2cm" svg:x="7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5.5cm" svg:x="7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8T08:47:04.285000000</meta:creation-date>
    <dc:date>2024-12-18T08:52:44.031000000</dc:date>
    <meta:editing-duration>PT5M39S</meta:editing-duration>
    <meta:editing-cycles>3</meta:editing-cycles>
    <meta:generator>LibreOffice/7.6.4.1$Windows_X86_64 LibreOffice_project/e19e193f88cd6c0525a17fb7a176ed8e6a3e2aa1</meta:generator>
    <meta:document-statistic meta:object-count="2"/>
  </office:meta>
</office:document-meta>
</file>